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Ubuntu Mono3" svg:font-family="'Ubuntu Mono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70629b" officeooo:paragraph-rsid="0070629b"/>
    </style:style>
    <style:style style:name="P2" style:family="paragraph" style:parent-style-name="Standard">
      <style:paragraph-properties fo:break-before="page"/>
      <style:text-properties officeooo:rsid="0070629b" officeooo:paragraph-rsid="0070629b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Ubuntu Mono2"/>
    </style:style>
    <style:style style:name="P5" style:family="paragraph">
      <style:paragraph-properties fo:text-align="start"/>
      <style:text-properties style:font-name="Ubuntu Mono2" fo:font-weight="bold" style:font-weight-asian="bold" style:font-weight-complex="bold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Ubuntu Medium"/>
    </style:style>
    <style:style style:name="T1" style:family="text">
      <style:text-properties style:font-name="Ubuntu Mono2" fo:font-weight="bold" style:font-weight-asian="bold" style:font-weight-complex="bold"/>
    </style:style>
    <style:style style:name="T2" style:family="text">
      <style:text-properties style:font-name="Ubuntu Mono2"/>
    </style:style>
    <style:style style:name="T3" style:family="text">
      <style:text-properties style:text-position="0% 100%" style:font-name="Ubuntu Mono2"/>
    </style:style>
    <style:style style:name="T4" style:family="text">
      <style:text-properties style:text-position="0% 100%" style:font-name="Ubuntu Mono2" fo:font-weight="bold" style:font-weight-asian="bold" style:font-weight-complex="bold"/>
    </style:style>
    <style:style style:name="T5" style:family="text">
      <style:text-properties style:text-position="0% 100%" style:font-name="Ubuntu Mono2" fo:font-weight="normal" style:font-weight-asian="normal" style:font-weight-complex="normal"/>
    </style:style>
    <style:style style:name="T6" style:family="text">
      <style:text-properties style:font-name="Ubuntu Mediu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gradient" draw:fill-gradient-name="Tango_20_Yell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Gradient_20_8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gradient" draw:fill-gradient-name="Tango_20_Orang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gradient" draw:fill-gradient-name="Tango_20_Gree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gradient" draw:fill-gradient-name="Gradient_20_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gradient" draw:fill-gradient-name="Gradient_20_1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/>
    </style:style>
    <style:style style:name="gr8" style:family="graphic">
      <style:graphic-properties draw:fill="gradient" draw:fill-gradient-name="Gradient_20_9" draw:textarea-horizontal-align="center" draw:textarea-vertical-align="middle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style:run-through="foreground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style:run-through="background" draw:wrap-influence-on-position="once-concur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4" svg:width="5.61cm" svg:height="2.223cm" svg:x="0.019cm" svg:y="1.626cm"><text:p text:style-name="P3"><text:span text:style-name="T1">Directory inode</text:span></text:p><text:p text:style-name="P3"><text:span text:style-name="T2">Document.pdf →</text:span><text:span text:style-name="T3"> 10300</text:span></text:p><text:p text:style-name="P3"><text:span text:style-name="T3">Document.odt → 10301 </text:span></text:p></draw:rect><draw:rect text:anchor-type="paragraph" draw:z-index="1" draw:style-name="gr1" draw:text-style-name="P4" svg:width="5.61cm" svg:height="2.223cm" svg:x="0.019cm" svg:y="3.849cm"><text:p text:style-name="P3"><text:span text:style-name="T1">Directory inode</text:span></text:p><text:p text:style-name="P3"><text:span text:style-name="T3">Rysunek1.bmp → 10399</text:span></text:p><text:p text:style-name="P3"><text:span text:style-name="T3">Rysunek2.bmp → 10399</text:span></text:p></draw:rect><draw:rect text:anchor-type="paragraph" draw:z-index="2" draw:style-name="gr1" draw:text-style-name="P4" svg:width="5.61cm" svg:height="2.223cm" svg:x="0.019cm" svg:y="6.071cm"><text:p text:style-name="P3"><text:span text:style-name="T1">Directory inode</text:span></text:p><text:p text:style-name="P3"><text:span text:style-name="T3">Last → 10400</text:span></text:p><text:p text:style-name="P3"><text:span text:style-name="T3">(Null)</text:span></text:p></draw:rect><draw:rect text:anchor-type="paragraph" draw:z-index="3" draw:style-name="gr2" draw:text-style-name="P4" svg:width="5.689cm" svg:height="3.229cm" svg:x="5.629cm" svg:y="1.626cm"><text:p text:style-name="P3"><text:span text:style-name="T4">File inode</text:span></text:p><text:p text:style-name="P3"><text:span text:style-name="T5">Ino number: 10399</text:span></text:p><text:p text:style-name="P3"><text:span text:style-name="T5">Size: 1200100 bytes</text:span></text:p><text:p text:style-name="P3"><text:span text:style-name="T5">Attributes: rw-rw-rw-</text:span></text:p><text:p text:style-name="P3"><text:span text:style-name="T5">First pointer: 40100</text:span></text:p></draw:rect><draw:rect text:anchor-type="paragraph" draw:z-index="4" draw:style-name="gr3" draw:text-style-name="P5" svg:width="5.689cm" svg:height="3.229cm" svg:x="5.629cm" svg:y="8.082cm"><text:p text:style-name="P3"><text:span text:style-name="T4">Indirect pointer block</text:span></text:p><text:p text:style-name="P3"><text:span text:style-name="T5">40101</text:span></text:p><text:p text:style-name="P3"><text:span text:style-name="T5">40102</text:span></text:p><text:p text:style-name="P3"><text:span text:style-name="T5">40103</text:span></text:p><text:p text:style-name="P3"><text:span text:style-name="T5">40104</text:span></text:p></draw:rect><draw:rect text:anchor-type="paragraph" draw:z-index="5" draw:style-name="gr3" draw:text-style-name="P5" svg:width="5.689cm" svg:height="3.229cm" svg:x="5.629cm" svg:y="11.31cm"><text:p text:style-name="P3"><text:span text:style-name="T4">Indirect pointer block</text:span></text:p><text:p text:style-name="P3"><text:span text:style-name="T5">40101</text:span></text:p><text:p text:style-name="P3"><text:span text:style-name="T5">40102</text:span></text:p><text:p text:style-name="P3"><text:span text:style-name="T5">40103</text:span></text:p><text:p text:style-name="P3"><text:span text:style-name="T5">40104</text:span></text:p></draw:rect><draw:rect text:anchor-type="paragraph" draw:z-index="6" draw:style-name="gr3" draw:text-style-name="P5" svg:width="5.689cm" svg:height="3.229cm" svg:x="5.629cm" svg:y="14.538cm"><text:p text:style-name="P3"><text:span text:style-name="T4">Indirect pointer block</text:span></text:p><text:p text:style-name="P3"><text:span text:style-name="T5">40101</text:span></text:p><text:p text:style-name="P3"><text:span text:style-name="T5">40102</text:span></text:p><text:p text:style-name="P3"><text:span text:style-name="T5">40103</text:span></text:p><text:p text:style-name="P3"><text:span text:style-name="T5">40104</text:span></text:p></draw:rect><draw:rect text:anchor-type="paragraph" draw:z-index="7" draw:style-name="gr1" draw:text-style-name="P4" svg:width="5.61cm" svg:height="2.223cm" svg:x="0.019cm" svg:y="8.294cm"><text:p text:style-name="P3"><text:span text:style-name="T1">Directory inode</text:span></text:p><text:p text:style-name="P3"><text:span text:style-name="T2">Document.pdf →</text:span><text:span text:style-name="T3"> 10300</text:span></text:p><text:p text:style-name="P3"><text:span text:style-name="T3">Document.odt → 10301 </text:span></text:p></draw:rect><draw:rect text:anchor-type="paragraph" draw:z-index="8" draw:style-name="gr1" draw:text-style-name="P4" svg:width="5.61cm" svg:height="2.223cm" svg:x="0.019cm" svg:y="10.516cm"><text:p text:style-name="P3"><text:span text:style-name="T1">Directory inode</text:span></text:p><text:p text:style-name="P3"><text:span text:style-name="T3">Rysunek1.bmp → 10399</text:span></text:p><text:p text:style-name="P3"><text:span text:style-name="T3">Rysunek2.bmp → 10399</text:span></text:p></draw:rect><draw:rect text:anchor-type="paragraph" draw:z-index="9" draw:style-name="gr2" draw:text-style-name="P4" svg:width="5.689cm" svg:height="3.229cm" svg:x="5.629cm" svg:y="4.854cm"><text:p text:style-name="P3"><text:span text:style-name="T4">File inode</text:span></text:p><text:p text:style-name="P3"><text:span text:style-name="T5">Ino number: 10399</text:span></text:p><text:p text:style-name="P3"><text:span text:style-name="T5">Size: 1200100 bytes</text:span></text:p><text:p text:style-name="P3"><text:span text:style-name="T5">Attributes: rw-rw-rw-</text:span></text:p><text:p text:style-name="P3"><text:span text:style-name="T5">First pointer: 40100</text:span></text:p></draw:rect><draw:rect text:anchor-type="paragraph" draw:z-index="10" draw:style-name="gr4" draw:text-style-name="P4" svg:width="5.61cm" svg:height="2.223cm" svg:x="0.019cm" svg:y="12.739cm"><text:p text:style-name="P3"><text:span text:style-name="T4">Extended attributes</text:span></text:p><text:p text:style-name="P3"><text:span text:style-name="T5">Someint = 1234</text:span></text:p><text:p text:style-name="P3"><text:span text:style-name="T5">Somestring = xyz</text:span></text:p></draw:rect><draw:rect text:anchor-type="paragraph" draw:z-index="11" draw:style-name="gr4" draw:text-style-name="P4" svg:width="5.61cm" svg:height="2.223cm" svg:x="0.019cm" svg:y="14.961cm"><text:p text:style-name="P3"><text:span text:style-name="T4">Extended attributes</text:span></text:p><text:p text:style-name="P3"><text:span text:style-name="T5">Someint = 1234</text:span></text:p><text:p text:style-name="P3"><text:span text:style-name="T5">Somestring = xyz</text:span></text:p></draw:rect><draw:rect text:anchor-type="paragraph" draw:z-index="12" draw:style-name="gr4" draw:text-style-name="P4" svg:width="5.61cm" svg:height="2.223cm" svg:x="0.019cm" svg:y="17.184cm"><text:p text:style-name="P3"><text:span text:style-name="T4">Extended attributes</text:span></text:p><text:p text:style-name="P3"><text:span text:style-name="T5">Someint = 1234</text:span></text:p><text:p text:style-name="P3"><text:span text:style-name="T5">Somestring = xyz</text:span></text:p></draw:rect><draw:rect text:anchor-type="paragraph" draw:z-index="13" draw:style-name="gr5" draw:text-style-name="P4" svg:width="5.61cm" svg:height="2.223cm" svg:x="11.317cm" svg:y="1.626cm"><text:p text:style-name="P3"><text:span text:style-name="T4">Content</text:span></text:p><text:p text:style-name="P3"><text:span text:style-name="T5">1A2B3C4D1A2B3C4D1A2B3C4D</text:span></text:p><text:p text:style-name="P3"><text:span text:style-name="T5"/></text:p></draw:rect><draw:rect text:anchor-type="paragraph" draw:z-index="14" draw:style-name="gr5" draw:text-style-name="P4" svg:width="5.61cm" svg:height="2.223cm" svg:x="11.317cm" svg:y="3.849cm"><text:p text:style-name="P3"><text:span text:style-name="T4">Content</text:span></text:p><text:p text:style-name="P3"><text:span text:style-name="T5">1A2B3C4D1A2B3C4D1A2B3C4D</text:span></text:p><text:p text:style-name="P3"><text:span text:style-name="T5"/></text:p></draw:rect><draw:rect text:anchor-type="paragraph" draw:z-index="15" draw:style-name="gr5" draw:text-style-name="P4" svg:width="5.61cm" svg:height="2.223cm" svg:x="11.317cm" svg:y="6.071cm"><text:p text:style-name="P3"><text:span text:style-name="T4">Content</text:span></text:p><text:p text:style-name="P3"><text:span text:style-name="T5">1A2B3C4D1A2B3C4D1A2B3C4D</text:span></text:p><text:p text:style-name="P3"><text:span text:style-name="T5"/></text:p></draw:rect><draw:rect text:anchor-type="paragraph" draw:z-index="16" draw:style-name="gr5" draw:text-style-name="P4" svg:width="5.61cm" svg:height="2.223cm" svg:x="11.317cm" svg:y="8.294cm"><text:p text:style-name="P3"><text:span text:style-name="T4">Content</text:span></text:p><text:p text:style-name="P3"><text:span text:style-name="T5">1A2B3C4D1A2B3C4D1A2B3C4D</text:span></text:p><text:p text:style-name="P3"><text:span text:style-name="T5"/></text:p></draw:rect><draw:rect text:anchor-type="paragraph" draw:z-index="17" draw:style-name="gr6" draw:text-style-name="P4" svg:width="5.61cm" svg:height="3.414cm" svg:x="11.317cm" svg:y="10.516cm"><text:p text:style-name="P3"><text:span text:style-name="T4">Journal</text:span></text:p><text:p text:style-name="P3"><text:span text:style-name="T5">(two phase protocol)</text:span></text:p></draw:rect>a</text:p>
      <text:p text:style-name="P2"><draw:g text:anchor-type="paragraph" draw:z-index="18" draw:style-name="gr7"><draw:rect draw:style-name="gr8" draw:text-style-name="P5" svg:width="5.61cm" svg:height="2.223cm" svg:x="0.019cm" svg:y="1.256cm"><text:p text:style-name="P6"><text:span text:style-name="T4">B-Tree node</text:span></text:p><text:p text:style-name="P6"><text:span text:style-name="T4"/></text:p><text:p text:style-name="P6"><text:span text:style-name="T4"/></text:p></draw:rect><draw:custom-shape draw:style-name="gr9" svg:width="1.509cm" svg:height="0.742cm" svg:x="0.257cm" svg:y="2.46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1.977cm" svg:y="2.46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3.697cm" svg:y="2.46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9" draw:style-name="gr7"><draw:rect draw:style-name="gr8" draw:text-style-name="P5" svg:width="5.61cm" svg:height="2.223cm" svg:x="0.019cm" svg:y="3.478cm"><text:p text:style-name="P6"><text:span text:style-name="T4">B-Tree node</text:span></text:p><text:p text:style-name="P6"><text:span text:style-name="T4"/></text:p><text:p text:style-name="P6"><text:span text:style-name="T4"/></text:p></draw:rect><draw:custom-shape draw:style-name="gr9" svg:width="1.509cm" svg:height="0.742cm" svg:x="0.257cm" svg:y="4.683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1.977cm" svg:y="4.683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3.697cm" svg:y="4.683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0" draw:style-name="gr7"><draw:rect draw:style-name="gr8" draw:text-style-name="P5" svg:width="5.61cm" svg:height="2.223cm" svg:x="0.019cm" svg:y="5.701cm"><text:p text:style-name="P6"><text:span text:style-name="T4">B-Tree node</text:span></text:p><text:p text:style-name="P6"><text:span text:style-name="T4"/></text:p><text:p text:style-name="P6"><text:span text:style-name="T4"/></text:p></draw:rect><draw:custom-shape draw:style-name="gr9" svg:width="1.509cm" svg:height="0.742cm" svg:x="0.257cm" svg:y="6.906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1.977cm" svg:y="6.906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3.697cm" svg:y="6.906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1" draw:style-name="gr7"><draw:rect draw:style-name="gr8" draw:text-style-name="P5" svg:width="5.61cm" svg:height="2.223cm" svg:x="5.629cm" svg:y="1.256cm"><text:p text:style-name="P6"><text:span text:style-name="T4">B-Tree node</text:span></text:p><text:p text:style-name="P6"><text:span text:style-name="T4"/></text:p><text:p text:style-name="P6"><text:span text:style-name="T4"/></text:p></draw:rect><draw:custom-shape draw:style-name="gr9" svg:width="1.509cm" svg:height="0.742cm" svg:x="5.867cm" svg:y="2.46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7.587cm" svg:y="2.46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9.307cm" svg:y="2.46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2" draw:style-name="gr7"><draw:rect draw:style-name="gr8" draw:text-style-name="P5" svg:width="5.61cm" svg:height="2.223cm" svg:x="5.629cm" svg:y="3.478cm"><text:p text:style-name="P6"><text:span text:style-name="T4">B-Tree node</text:span></text:p><text:p text:style-name="P6"><text:span text:style-name="T4"/></text:p><text:p text:style-name="P6"><text:span text:style-name="T4"/></text:p></draw:rect><draw:custom-shape draw:style-name="gr9" svg:width="1.509cm" svg:height="0.742cm" svg:x="5.867cm" svg:y="4.683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7.587cm" svg:y="4.683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9.307cm" svg:y="4.683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3" draw:style-name="gr7"><draw:rect draw:style-name="gr8" draw:text-style-name="P5" svg:width="5.61cm" svg:height="2.223cm" svg:x="5.629cm" svg:y="5.701cm"><text:p text:style-name="P6"><text:span text:style-name="T4">B-Tree node</text:span></text:p><text:p text:style-name="P6"><text:span text:style-name="T4"/></text:p><text:p text:style-name="P6"><text:span text:style-name="T4"/></text:p></draw:rect><draw:custom-shape draw:style-name="gr9" svg:width="1.509cm" svg:height="0.742cm" svg:x="5.867cm" svg:y="6.906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7.587cm" svg:y="6.906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9.307cm" svg:y="6.906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4" draw:style-name="gr7"><draw:rect draw:style-name="gr8" draw:text-style-name="P5" svg:width="5.61cm" svg:height="2.223cm" svg:x="0.019cm" svg:y="7.923cm"><text:p text:style-name="P6"><text:span text:style-name="T4">B-Tree node</text:span></text:p><text:p text:style-name="P6"><text:span text:style-name="T4"/></text:p><text:p text:style-name="P6"><text:span text:style-name="T4"/></text:p></draw:rect><draw:custom-shape draw:style-name="gr9" svg:width="1.509cm" svg:height="0.742cm" svg:x="0.257cm" svg:y="9.128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1.977cm" svg:y="9.128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3.697cm" svg:y="9.128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5" draw:style-name="gr7"><draw:rect draw:style-name="gr8" draw:text-style-name="P5" svg:width="5.61cm" svg:height="2.223cm" svg:x="5.629cm" svg:y="7.923cm"><text:p text:style-name="P6"><text:span text:style-name="T4">B-Tree node</text:span></text:p><text:p text:style-name="P6"><text:span text:style-name="T4"/></text:p><text:p text:style-name="P6"><text:span text:style-name="T4"/></text:p></draw:rect><draw:custom-shape draw:style-name="gr9" svg:width="1.509cm" svg:height="0.742cm" svg:x="5.867cm" svg:y="9.128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7.587cm" svg:y="9.128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9.307cm" svg:y="9.128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6" draw:style-name="gr7"><draw:rect draw:style-name="gr8" draw:text-style-name="P5" svg:width="5.61cm" svg:height="2.223cm" svg:x="0.019cm" svg:y="10.146cm"><text:p text:style-name="P6"><text:span text:style-name="T4">B-Tree node</text:span></text:p><text:p text:style-name="P6"><text:span text:style-name="T4"/></text:p><text:p text:style-name="P6"><text:span text:style-name="T4"/></text:p></draw:rect><draw:custom-shape draw:style-name="gr9" svg:width="1.509cm" svg:height="0.742cm" svg:x="0.257cm" svg:y="11.35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1.977cm" svg:y="11.35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3.697cm" svg:y="11.35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7" draw:style-name="gr7"><draw:rect draw:style-name="gr8" draw:text-style-name="P5" svg:width="5.61cm" svg:height="2.223cm" svg:x="5.629cm" svg:y="10.146cm"><text:p text:style-name="P6"><text:span text:style-name="T4">B-Tree node</text:span></text:p><text:p text:style-name="P6"><text:span text:style-name="T4"/></text:p><text:p text:style-name="P6"><text:span text:style-name="T4"/></text:p></draw:rect><draw:custom-shape draw:style-name="gr9" svg:width="1.509cm" svg:height="0.742cm" svg:x="5.867cm" svg:y="11.35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7.587cm" svg:y="11.35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1.509cm" svg:height="0.742cm" svg:x="9.307cm" svg:y="11.35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text:anchor-type="paragraph" draw:z-index="28" draw:style-name="gr10" draw:text-style-name="P8" svg:width="1.509cm" svg:height="0.742cm" svg:x="0.522cm" svg:y="13.679cm"><text:p text:style-name="P7"><text:span text:style-name="T6">a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style-name="gr11" draw:text-style-name="P8" svg:width="1.509cm" svg:height="0.742cm" svg:x="0cm" svg:y="0cm"><text:p text:style-name="P7"><text:span text:style-name="T6">b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style-name="gr10" draw:text-style-name="P8" svg:width="1.509cm" svg:height="0.742cm" svg:x="3.538cm" svg:y="13.679cm"><text:p text:style-name="P7"><text:span text:style-name="T6">c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style-name="gr10" draw:text-style-name="P8" svg:width="1.509cm" svg:height="0.742cm" svg:x="0.522cm" svg:y="14.42cm"><text:p text:style-name="P7"><text:span text:style-name="T6">a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style-name="gr10" draw:text-style-name="P8" svg:width="1.509cm" svg:height="0.742cm" svg:x="2.03cm" svg:y="14.42cm"><text:p text:style-name="P7"><text:span text:style-name="T6">b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style-name="gr10" draw:text-style-name="P8" svg:width="1.509cm" svg:height="0.742cm" svg:x="3.538cm" svg:y="14.42cm"><text:p text:style-name="P7"><text:span text:style-name="T6">c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style-name="gr10" draw:text-style-name="P8" svg:width="1.509cm" svg:height="0.742cm" svg:x="0.522cm" svg:y="15.161cm"><text:p text:style-name="P7"><text:span text:style-name="T6">a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style-name="gr10" draw:text-style-name="P8" svg:width="1.509cm" svg:height="0.742cm" svg:x="2.03cm" svg:y="15.161cm"><text:p text:style-name="P7"><text:span text:style-name="T6">b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style-name="gr10" draw:text-style-name="P8" svg:width="1.509cm" svg:height="0.742cm" svg:x="3.538cm" svg:y="15.161cm"><text:p text:style-name="P7"><text:span text:style-name="T6">c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style-name="gr10" draw:text-style-name="P8" svg:width="1.509cm" svg:height="0.742cm" svg:x="0.522cm" svg:y="15.901cm"><text:p text:style-name="P7"><text:span text:style-name="T6">a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style-name="gr10" draw:text-style-name="P8" svg:width="1.509cm" svg:height="0.742cm" svg:x="2.03cm" svg:y="15.901cm"><text:p text:style-name="P7"><text:span text:style-name="T6">b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style-name="gr10" draw:text-style-name="P8" svg:width="1.509cm" svg:height="0.742cm" svg:x="3.538cm" svg:y="15.901cm"><text:p text:style-name="P7"><text:span text:style-name="T6">c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style-name="gr10" draw:text-style-name="P8" svg:width="1.509cm" svg:height="0.742cm" svg:x="0.522cm" svg:y="16.642cm"><text:p text:style-name="P7"><text:span text:style-name="T6">a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1" draw:style-name="gr10" draw:text-style-name="P8" svg:width="1.509cm" svg:height="0.742cm" svg:x="2.03cm" svg:y="16.642cm"><text:p text:style-name="P7"><text:span text:style-name="T6">b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style-name="gr10" draw:text-style-name="P8" svg:width="1.509cm" svg:height="0.742cm" svg:x="3.538cm" svg:y="16.642cm"><text:p text:style-name="P7"><text:span text:style-name="T6">c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Ubuntu Mono3" svg:font-family="'Ubuntu Mono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Gradient_20_10" draw:display-name="Gradient 10" draw:style="linear" draw:start-color="#ffd320" draw:end-color="#ff950e" draw:start-intensity="100%" draw:end-intensity="100%" draw:angle="300" draw:border="0%"/>
    <draw:gradient draw:name="Gradient_20_11" draw:display-name="Gradient 11" draw:style="linear" draw:start-color="#ad7fa8" draw:end-color="#993366" draw:start-intensity="100%" draw:end-intensity="100%" draw:angle="600" draw:border="0%"/>
    <draw:gradient draw:name="Gradient_20_12" draw:display-name="Gradient 12" draw:style="linear" draw:start-color="#ff99cc" draw:end-color="#cc6699" draw:start-intensity="100%" draw:end-intensity="100%" draw:angle="600" draw:border="0%"/>
    <draw:gradient draw:name="Gradient_20_14" draw:display-name="Gradient 14" draw:style="linear" draw:start-color="#aecf00" draw:end-color="#579d1c" draw:start-intensity="100%" draw:end-intensity="100%" draw:angle="300" draw:border="0%"/>
    <draw:gradient draw:name="Gradient_20_2" draw:display-name="Gradient 2" draw:style="linear" draw:start-color="#ccffcc" draw:end-color="#99cc99" draw:start-intensity="100%" draw:end-intensity="100%" draw:angle="300" draw:border="0%"/>
    <draw:gradient draw:name="Gradient_20_3" draw:display-name="Gradient 3" draw:style="linear" draw:start-color="#ff420e" draw:end-color="#c5000b" draw:start-intensity="100%" draw:end-intensity="100%" draw:angle="300" draw:border="0%"/>
    <draw:gradient draw:name="Gradient_20_4" draw:display-name="Gradient 4" draw:style="linear" draw:start-color="#ff950e" draw:end-color="#ff420e" draw:start-intensity="100%" draw:end-intensity="100%" draw:angle="300" draw:border="0%"/>
    <draw:gradient draw:name="Gradient_20_5" draw:display-name="Gradient 5" draw:style="linear" draw:start-color="#83caff" draw:end-color="#0084d1" draw:start-intensity="100%" draw:end-intensity="100%" draw:angle="300" draw:border="0%"/>
    <draw:gradient draw:name="Gradient_20_6" draw:display-name="Gradient 6" draw:style="linear" draw:start-color="#dddddd" draw:end-color="#b2b2b2" draw:start-intensity="100%" draw:end-intensity="100%" draw:angle="300" draw:border="0%"/>
    <draw:gradient draw:name="Gradient_20_7" draw:display-name="Gradient 7" draw:style="linear" draw:start-color="#cfe7f5" draw:end-color="#83caff" draw:start-intensity="100%" draw:end-intensity="100%" draw:angle="300" draw:border="0%"/>
    <draw:gradient draw:name="Gradient_20_8" draw:display-name="Gradient 8" draw:style="linear" draw:start-color="#83caff" draw:end-color="#3399ff" draw:start-intensity="100%" draw:end-intensity="100%" draw:angle="300" draw:border="0%"/>
    <draw:gradient draw:name="Gradient_20_9" draw:display-name="Gradient 9" draw:style="linear" draw:start-color="#dddddd" draw:end-color="#b2b2b2" draw:start-intensity="100%" draw:end-intensity="100%" draw:angle="30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8pt" fo:font-weight="normal" fo:background-color="#e6e6e6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/>
      </style:header>
      <style:footer>
        <text:p text:style-name="Text_20_body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7:11:40.315821699</meta:creation-date>
    <meta:editing-duration>PT45M41S</meta:editing-duration>
    <meta:editing-cycles>32</meta:editing-cycles>
    <meta:generator>LibreOffice/4.2.7.2$Linux_X86_64 LibreOffice_project/420m0$Build-2</meta:generator>
    <dc:date>2015-04-13T00:47:06.169050398</dc:date>
    <meta:document-statistic meta:table-count="0" meta:image-count="0" meta:object-count="0" meta:page-count="2" meta:paragraph-count="2" meta:word-count="2" meta:character-count="2" meta:non-whitespace-character-count="2"/>
  </office:meta>
</office:document-meta>
</file>